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2.739cm"/>
    </style:style>
    <style:style style:name="co3" style:family="table-column">
      <style:table-column-properties fo:break-before="auto" style:column-width="2.99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2">
      <style:table-cell-properties fo:padding="0.071cm"/>
    </style:style>
    <style:style style:name="ce4" style:family="table-cell" style:parent-style-name="Default">
      <style:table-cell-properties fo:background-color="#ffff00" fo:padding="0.071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61" table:default-cell-style-name="Default"/>
        <table:table-row table:style-name="ro1">
          <table:table-cell table:style-name="ce1" office:value-type="string" calcext:value-type="string">
            <text:p>округ</text:p>
          </table:table-cell>
          <table:table-cell table:style-name="ce1" office:value-type="string" calcext:value-type="string">
            <text:p>фамилия</text:p>
          </table:table-cell>
          <table:table-cell table:style-name="ce1" office:value-type="string" calcext:value-type="string">
            <text:p>предмет</text:p>
          </table:table-cell>
          <table:table-cell table:style-name="ce1" office:value-type="string" calcext:value-type="string">
            <text:p>балл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40" calcext:value-type="float">
            <text:p>24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82" calcext:value-type="float">
            <text:p>78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61" calcext:value-type="float">
            <text:p>36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77" calcext:value-type="float">
            <text:p>37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42" calcext:value-type="float">
            <text:p>54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06" calcext:value-type="float">
            <text:p>60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04" calcext:value-type="float">
            <text:p>80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18" calcext:value-type="float">
            <text:p>11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38" calcext:value-type="float">
            <text:p>93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26" calcext:value-type="float">
            <text:p>42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48" calcext:value-type="float">
            <text:p>44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09" calcext:value-type="float">
            <text:p>20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4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771" calcext:value-type="float">
            <text:p>77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69" calcext:value-type="float">
            <text:p>46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11" calcext:value-type="float">
            <text:p>51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21" calcext:value-type="float">
            <text:p>32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1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76" calcext:value-type="float">
            <text:p>27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95" calcext:value-type="float">
            <text:p>69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94" calcext:value-type="float">
            <text:p>19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2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42" calcext:value-type="float">
            <text:p>74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94" calcext:value-type="float">
            <text:p>29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13" calcext:value-type="float">
            <text:p>41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4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753" calcext:value-type="float">
            <text:p>75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72" calcext:value-type="float">
            <text:p>77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229" calcext:value-type="float">
            <text:p>22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14" calcext:value-type="float">
            <text:p>91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59" calcext:value-type="float">
            <text:p>25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97" calcext:value-type="float">
            <text:p>59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768" calcext:value-type="float">
            <text:p>76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30" calcext:value-type="float">
            <text:p>43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5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70" calcext:value-type="float">
            <text:p>87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11" calcext:value-type="float">
            <text:p>41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3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97" calcext:value-type="float">
            <text:p>69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75" calcext:value-type="float">
            <text:p>77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89" calcext:value-type="float">
            <text:p>88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4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62" calcext:value-type="float">
            <text:p>76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57" calcext:value-type="float">
            <text:p>45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10" calcext:value-type="float">
            <text:p>51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97" calcext:value-type="float">
            <text:p>89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4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07" calcext:value-type="float">
            <text:p>90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957" calcext:value-type="float">
            <text:p>95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96" calcext:value-type="float">
            <text:p>19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59" calcext:value-type="float">
            <text:p>45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26" calcext:value-type="float">
            <text:p>42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7" calcext:value-type="float">
            <text:p>56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5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62" calcext:value-type="float">
            <text:p>66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5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46" calcext:value-type="float">
            <text:p>84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5" calcext:value-type="float">
            <text:p>56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28" calcext:value-type="float">
            <text:p>92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84" calcext:value-type="float">
            <text:p>58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7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81" calcext:value-type="float">
            <text:p>88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5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06" calcext:value-type="float">
            <text:p>80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92" calcext:value-type="float">
            <text:p>79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6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58" calcext:value-type="float">
            <text:p>85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74" calcext:value-type="float">
            <text:p>27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19" calcext:value-type="float">
            <text:p>71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83" calcext:value-type="float">
            <text:p>48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6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09" calcext:value-type="float">
            <text:p>10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6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23" calcext:value-type="float">
            <text:p>42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59" calcext:value-type="float">
            <text:p>75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65" calcext:value-type="float">
            <text:p>36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70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98" calcext:value-type="float">
            <text:p>69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41" calcext:value-type="float">
            <text:p>84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21" calcext:value-type="float">
            <text:p>32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00" calcext:value-type="float">
            <text:p>90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75" calcext:value-type="float">
            <text:p>37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7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934" calcext:value-type="float">
            <text:p>93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7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86" calcext:value-type="float">
            <text:p>78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21" calcext:value-type="float">
            <text:p>92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38" calcext:value-type="float">
            <text:p>53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8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50" calcext:value-type="float">
            <text:p>75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40" calcext:value-type="float">
            <text:p>34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8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63" calcext:value-type="float">
            <text:p>66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79" calcext:value-type="float">
            <text:p>57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8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30" calcext:value-type="float">
            <text:p>73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92" calcext:value-type="float">
            <text:p>49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14" calcext:value-type="float">
            <text:p>71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98" calcext:value-type="float">
            <text:p>69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32" calcext:value-type="float">
            <text:p>93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02" calcext:value-type="float">
            <text:p>40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29" calcext:value-type="float">
            <text:p>62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03" calcext:value-type="float">
            <text:p>90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98" calcext:value-type="float">
            <text:p>59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22" calcext:value-type="float">
            <text:p>22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27" calcext:value-type="float">
            <text:p>42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9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65" calcext:value-type="float">
            <text:p>46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97" calcext:value-type="float">
            <text:p>69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0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77" calcext:value-type="float">
            <text:p>87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0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57" calcext:value-type="float">
            <text:p>15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0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3" calcext:value-type="float">
            <text:p>56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0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05" calcext:value-type="float">
            <text:p>20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0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77" calcext:value-type="float">
            <text:p>57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0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78" calcext:value-type="float">
            <text:p>37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0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11" calcext:value-type="float">
            <text:p>31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0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07" calcext:value-type="float">
            <text:p>90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0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48" calcext:value-type="float">
            <text:p>24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0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4" calcext:value-type="float">
            <text:p>56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1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06" calcext:value-type="float">
            <text:p>60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1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14" calcext:value-type="float">
            <text:p>41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1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1" calcext:value-type="float">
            <text:p>13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1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40" calcext:value-type="float">
            <text:p>74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14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87" calcext:value-type="float">
            <text:p>88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1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1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42" calcext:value-type="float">
            <text:p>14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1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84" calcext:value-type="float">
            <text:p>48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1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1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17" calcext:value-type="float">
            <text:p>71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2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01" calcext:value-type="float">
            <text:p>90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2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58" calcext:value-type="float">
            <text:p>75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2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2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66" calcext:value-type="float">
            <text:p>76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2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91" calcext:value-type="float">
            <text:p>39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2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90" calcext:value-type="float">
            <text:p>39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2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20" calcext:value-type="float">
            <text:p>62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2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88" calcext:value-type="float">
            <text:p>78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2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33" calcext:value-type="float">
            <text:p>13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2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76" calcext:value-type="float">
            <text:p>47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3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51" calcext:value-type="float">
            <text:p>15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3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92" calcext:value-type="float">
            <text:p>19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3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2" calcext:value-type="float">
            <text:p>13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3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38" calcext:value-type="float">
            <text:p>83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3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83" calcext:value-type="float">
            <text:p>78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3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91" calcext:value-type="float">
            <text:p>49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3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78" calcext:value-type="float">
            <text:p>57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3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26" calcext:value-type="float">
            <text:p>12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3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3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90" calcext:value-type="float">
            <text:p>79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40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64" calcext:value-type="float">
            <text:p>66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4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01" calcext:value-type="float">
            <text:p>90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4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1" calcext:value-type="float">
            <text:p>56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4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4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45" calcext:value-type="float">
            <text:p>44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4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09" calcext:value-type="float">
            <text:p>70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4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8" calcext:value-type="float">
            <text:p>31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4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70" calcext:value-type="float">
            <text:p>57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4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81" calcext:value-type="float">
            <text:p>58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4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09" calcext:value-type="float">
            <text:p>50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5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5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19" calcext:value-type="float">
            <text:p>41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5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04" calcext:value-type="float">
            <text:p>20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5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93" calcext:value-type="float">
            <text:p>29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5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5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86" calcext:value-type="float">
            <text:p>28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5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78" calcext:value-type="float">
            <text:p>37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5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94" calcext:value-type="float">
            <text:p>59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5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49" calcext:value-type="float">
            <text:p>84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5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67" calcext:value-type="float">
            <text:p>76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6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4" calcext:value-type="float">
            <text:p>31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6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66" calcext:value-type="float">
            <text:p>36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16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96" calcext:value-type="float">
            <text:p>69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6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16" calcext:value-type="float">
            <text:p>11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6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76" calcext:value-type="float">
            <text:p>57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6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6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6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27" calcext:value-type="float">
            <text:p>62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6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11" calcext:value-type="float">
            <text:p>81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6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24" calcext:value-type="float">
            <text:p>12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7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56" calcext:value-type="float">
            <text:p>85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71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60" calcext:value-type="float">
            <text:p>46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72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62" calcext:value-type="float">
            <text:p>56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7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37" calcext:value-type="float">
            <text:p>33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7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28" calcext:value-type="float">
            <text:p>52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7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16" calcext:value-type="float">
            <text:p>91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7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01" calcext:value-type="float">
            <text:p>40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7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80" calcext:value-type="float">
            <text:p>68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7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13" calcext:value-type="float">
            <text:p>91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7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74" calcext:value-type="float">
            <text:p>17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8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98" calcext:value-type="float">
            <text:p>69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8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67" calcext:value-type="float">
            <text:p>56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18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68" calcext:value-type="float">
            <text:p>46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8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90" calcext:value-type="float">
            <text:p>49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8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30" calcext:value-type="float">
            <text:p>53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8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77" calcext:value-type="float">
            <text:p>77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8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51" calcext:value-type="float">
            <text:p>85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8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37" calcext:value-type="float">
            <text:p>63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8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85" calcext:value-type="float">
            <text:p>78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8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26" calcext:value-type="float">
            <text:p>92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9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35" calcext:value-type="float">
            <text:p>53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9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08" calcext:value-type="float">
            <text:p>20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9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9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92" calcext:value-type="float">
            <text:p>69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9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9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40" calcext:value-type="float">
            <text:p>64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9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71" calcext:value-type="float">
            <text:p>67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9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99" calcext:value-type="float">
            <text:p>49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9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68" calcext:value-type="float">
            <text:p>26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9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0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20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0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65" calcext:value-type="float">
            <text:p>36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0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51" calcext:value-type="float">
            <text:p>35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0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11" calcext:value-type="float">
            <text:p>11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0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98" calcext:value-type="float">
            <text:p>19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0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39" calcext:value-type="float">
            <text:p>73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0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0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27" calcext:value-type="float">
            <text:p>22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0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1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21" calcext:value-type="float">
            <text:p>62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1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47" calcext:value-type="float">
            <text:p>84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1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1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21" calcext:value-type="float">
            <text:p>72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1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24" calcext:value-type="float">
            <text:p>12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1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43" calcext:value-type="float">
            <text:p>34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1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82" calcext:value-type="float">
            <text:p>58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1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32" calcext:value-type="float">
            <text:p>23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1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65" calcext:value-type="float">
            <text:p>26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1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95" calcext:value-type="float">
            <text:p>59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2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06" calcext:value-type="float">
            <text:p>80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22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2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89" calcext:value-type="float">
            <text:p>18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2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2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38" calcext:value-type="float">
            <text:p>23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2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24" calcext:value-type="float">
            <text:p>22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2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22" calcext:value-type="float">
            <text:p>72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2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58" calcext:value-type="float">
            <text:p>85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2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1" calcext:value-type="float">
            <text:p>13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2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99" calcext:value-type="float">
            <text:p>49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3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3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05" calcext:value-type="float">
            <text:p>30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3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87" calcext:value-type="float">
            <text:p>58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3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3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01" calcext:value-type="float">
            <text:p>30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3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43" calcext:value-type="float">
            <text:p>14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3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28" calcext:value-type="float">
            <text:p>52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3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32" calcext:value-type="float">
            <text:p>93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3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32" calcext:value-type="float">
            <text:p>43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3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32" calcext:value-type="float">
            <text:p>53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4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24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29" calcext:value-type="float">
            <text:p>12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4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40" calcext:value-type="float">
            <text:p>84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4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36" calcext:value-type="float">
            <text:p>53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4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48" calcext:value-type="float">
            <text:p>54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4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78" calcext:value-type="float">
            <text:p>47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4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67" calcext:value-type="float">
            <text:p>66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4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68" calcext:value-type="float">
            <text:p>76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4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79" calcext:value-type="float">
            <text:p>67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4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51" calcext:value-type="float">
            <text:p>75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5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36" calcext:value-type="float">
            <text:p>53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5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5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70" calcext:value-type="float">
            <text:p>17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5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20" calcext:value-type="float">
            <text:p>22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5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49" calcext:value-type="float">
            <text:p>14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5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74" calcext:value-type="float">
            <text:p>67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5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95" calcext:value-type="float">
            <text:p>79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5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06" calcext:value-type="float">
            <text:p>70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5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02" calcext:value-type="float">
            <text:p>90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5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6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69" calcext:value-type="float">
            <text:p>16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26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68" calcext:value-type="float">
            <text:p>56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6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38" calcext:value-type="float">
            <text:p>23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6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02" calcext:value-type="float">
            <text:p>30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6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72" calcext:value-type="float">
            <text:p>47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6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6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35" calcext:value-type="float">
            <text:p>83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6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77" calcext:value-type="float">
            <text:p>67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6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45" calcext:value-type="float">
            <text:p>64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6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91" calcext:value-type="float">
            <text:p>79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7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57" calcext:value-type="float">
            <text:p>55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7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7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47" calcext:value-type="float">
            <text:p>84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7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01" calcext:value-type="float">
            <text:p>30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7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24" calcext:value-type="float">
            <text:p>32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7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7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36" calcext:value-type="float">
            <text:p>93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7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7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87" calcext:value-type="float">
            <text:p>88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7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93" calcext:value-type="float">
            <text:p>89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8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59" calcext:value-type="float">
            <text:p>75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28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73" calcext:value-type="float">
            <text:p>87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8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90" calcext:value-type="float">
            <text:p>39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8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7" calcext:value-type="float">
            <text:p>31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8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30" calcext:value-type="float">
            <text:p>93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8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12" calcext:value-type="float">
            <text:p>81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8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18" calcext:value-type="float">
            <text:p>91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8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8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40" calcext:value-type="float">
            <text:p>34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8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70" calcext:value-type="float">
            <text:p>47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9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57" calcext:value-type="float">
            <text:p>65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9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56" calcext:value-type="float">
            <text:p>75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9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9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67" calcext:value-type="float">
            <text:p>26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9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83" calcext:value-type="float">
            <text:p>78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9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92" calcext:value-type="float">
            <text:p>69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9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05" calcext:value-type="float">
            <text:p>20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9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1" calcext:value-type="float">
            <text:p>31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9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12" calcext:value-type="float">
            <text:p>41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9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30" calcext:value-type="float">
            <text:p>23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0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04" calcext:value-type="float">
            <text:p>80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30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12" calcext:value-type="float">
            <text:p>31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0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92" calcext:value-type="float">
            <text:p>59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0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34" calcext:value-type="float">
            <text:p>53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0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58" calcext:value-type="float">
            <text:p>55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30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72" calcext:value-type="float">
            <text:p>77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0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71" calcext:value-type="float">
            <text:p>67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0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68" calcext:value-type="float">
            <text:p>76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0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90" calcext:value-type="float">
            <text:p>59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0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1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90" calcext:value-type="float">
            <text:p>89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31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21" calcext:value-type="float">
            <text:p>42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1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17" calcext:value-type="float">
            <text:p>31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1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45" calcext:value-type="float">
            <text:p>54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1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70" calcext:value-type="float">
            <text:p>37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1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97" calcext:value-type="float">
            <text:p>29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1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25" calcext:value-type="float">
            <text:p>62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1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07" calcext:value-type="float">
            <text:p>40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1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77" calcext:value-type="float">
            <text:p>67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1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57" calcext:value-type="float">
            <text:p>75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2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75" calcext:value-type="float">
            <text:p>77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32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2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2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74" calcext:value-type="float">
            <text:p>67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2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08" calcext:value-type="float">
            <text:p>20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2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9" calcext:value-type="float">
            <text:p>13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2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66" calcext:value-type="float">
            <text:p>36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2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10" calcext:value-type="float">
            <text:p>81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2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79" calcext:value-type="float">
            <text:p>67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2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23" calcext:value-type="float">
            <text:p>22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3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39" calcext:value-type="float">
            <text:p>83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3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24" calcext:value-type="float">
            <text:p>82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3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46" calcext:value-type="float">
            <text:p>34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3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03" calcext:value-type="float">
            <text:p>80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3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20" calcext:value-type="float">
            <text:p>82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35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358" calcext:value-type="float">
            <text:p>35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3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81" calcext:value-type="float">
            <text:p>28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3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21" calcext:value-type="float">
            <text:p>22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3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27" calcext:value-type="float">
            <text:p>62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3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90" calcext:value-type="float">
            <text:p>19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4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52" calcext:value-type="float">
            <text:p>45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34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74" calcext:value-type="float">
            <text:p>67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4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4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14" calcext:value-type="float">
            <text:p>91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44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08" calcext:value-type="float">
            <text:p>40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4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4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4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4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88" calcext:value-type="float">
            <text:p>58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4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62" calcext:value-type="float">
            <text:p>16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5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21" calcext:value-type="float">
            <text:p>72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5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36" calcext:value-type="float">
            <text:p>93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5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53" calcext:value-type="float">
            <text:p>55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5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27" calcext:value-type="float">
            <text:p>12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5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07" calcext:value-type="float">
            <text:p>10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5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5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34" calcext:value-type="float">
            <text:p>33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5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60" calcext:value-type="float">
            <text:p>86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5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07" calcext:value-type="float">
            <text:p>20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5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59" calcext:value-type="float">
            <text:p>55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6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23" calcext:value-type="float">
            <text:p>92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36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86" calcext:value-type="float">
            <text:p>18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62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6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12" calcext:value-type="float">
            <text:p>31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6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46" calcext:value-type="float">
            <text:p>34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6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58" calcext:value-type="float">
            <text:p>15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6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18" calcext:value-type="float">
            <text:p>71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6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21" calcext:value-type="float">
            <text:p>92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6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6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41" calcext:value-type="float">
            <text:p>14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7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48" calcext:value-type="float">
            <text:p>14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7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15" calcext:value-type="float">
            <text:p>81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7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33" calcext:value-type="float">
            <text:p>33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7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75" calcext:value-type="float">
            <text:p>27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7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91" calcext:value-type="float">
            <text:p>59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7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7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03" calcext:value-type="float">
            <text:p>40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377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40" calcext:value-type="float">
            <text:p>64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7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56" calcext:value-type="float">
            <text:p>55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7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59" calcext:value-type="float">
            <text:p>25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8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43" calcext:value-type="float">
            <text:p>14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38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46" calcext:value-type="float">
            <text:p>54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8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84" calcext:value-type="float">
            <text:p>68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8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12" calcext:value-type="float">
            <text:p>81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8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04" calcext:value-type="float">
            <text:p>40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8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11" calcext:value-type="float">
            <text:p>41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8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04" calcext:value-type="float">
            <text:p>50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8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27" calcext:value-type="float">
            <text:p>42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8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30" calcext:value-type="float">
            <text:p>53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8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27" calcext:value-type="float">
            <text:p>82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9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56" calcext:value-type="float">
            <text:p>55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9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17" calcext:value-type="float">
            <text:p>21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9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27" calcext:value-type="float">
            <text:p>22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9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9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76" calcext:value-type="float">
            <text:p>17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9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63" calcext:value-type="float">
            <text:p>36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9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9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69" calcext:value-type="float">
            <text:p>46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9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9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78" calcext:value-type="float">
            <text:p>57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0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40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95" calcext:value-type="float">
            <text:p>29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0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61" calcext:value-type="float">
            <text:p>66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0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56" calcext:value-type="float">
            <text:p>25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0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22" calcext:value-type="float">
            <text:p>52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0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95" calcext:value-type="float">
            <text:p>69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0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88" calcext:value-type="float">
            <text:p>88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0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0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31" calcext:value-type="float">
            <text:p>63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0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87" calcext:value-type="float">
            <text:p>48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1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03" calcext:value-type="float">
            <text:p>90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1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88" calcext:value-type="float">
            <text:p>88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1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11" calcext:value-type="float">
            <text:p>31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1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02" calcext:value-type="float">
            <text:p>40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1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66" calcext:value-type="float">
            <text:p>16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1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84" calcext:value-type="float">
            <text:p>58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1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15" calcext:value-type="float">
            <text:p>21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1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87" calcext:value-type="float">
            <text:p>78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1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18" calcext:value-type="float">
            <text:p>51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1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2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42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12" calcext:value-type="float">
            <text:p>61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2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11" calcext:value-type="float">
            <text:p>61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2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70" calcext:value-type="float">
            <text:p>57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2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45" calcext:value-type="float">
            <text:p>74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2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03" calcext:value-type="float">
            <text:p>90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2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81" calcext:value-type="float">
            <text:p>28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2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38" calcext:value-type="float">
            <text:p>83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2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66" calcext:value-type="float">
            <text:p>76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2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19" calcext:value-type="float">
            <text:p>91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3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04" calcext:value-type="float">
            <text:p>80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3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80" calcext:value-type="float">
            <text:p>28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3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3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01" calcext:value-type="float">
            <text:p>60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3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60" calcext:value-type="float">
            <text:p>66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3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82" calcext:value-type="float">
            <text:p>68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3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16" calcext:value-type="float">
            <text:p>11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3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63" calcext:value-type="float">
            <text:p>66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3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30" calcext:value-type="float">
            <text:p>63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3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75" calcext:value-type="float">
            <text:p>47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4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14" calcext:value-type="float">
            <text:p>21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44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32" calcext:value-type="float">
            <text:p>73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42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87" calcext:value-type="float">
            <text:p>58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4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40" calcext:value-type="float">
            <text:p>34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4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92" calcext:value-type="float">
            <text:p>89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4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28" calcext:value-type="float">
            <text:p>22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4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97" calcext:value-type="float">
            <text:p>89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4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23" calcext:value-type="float">
            <text:p>12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4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36" calcext:value-type="float">
            <text:p>73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4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67" calcext:value-type="float">
            <text:p>26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5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5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56" calcext:value-type="float">
            <text:p>35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5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5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63" calcext:value-type="float">
            <text:p>16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5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56" calcext:value-type="float">
            <text:p>75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5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49" calcext:value-type="float">
            <text:p>24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5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66" calcext:value-type="float">
            <text:p>16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5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43" calcext:value-type="float">
            <text:p>24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5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49" calcext:value-type="float">
            <text:p>34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5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6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46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82" calcext:value-type="float">
            <text:p>28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6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6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60" calcext:value-type="float">
            <text:p>26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6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95" calcext:value-type="float">
            <text:p>49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6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6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58" calcext:value-type="float">
            <text:p>15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6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84" calcext:value-type="float">
            <text:p>68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6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28" calcext:value-type="float">
            <text:p>32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6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31" calcext:value-type="float">
            <text:p>73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7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76" calcext:value-type="float">
            <text:p>77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7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34" calcext:value-type="float">
            <text:p>33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7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7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72" calcext:value-type="float">
            <text:p>77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7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19" calcext:value-type="float">
            <text:p>71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7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7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98" calcext:value-type="float">
            <text:p>89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7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34" calcext:value-type="float">
            <text:p>93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7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75" calcext:value-type="float">
            <text:p>87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7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86" calcext:value-type="float">
            <text:p>28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8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95" calcext:value-type="float">
            <text:p>89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48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8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4" calcext:value-type="float">
            <text:p>60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8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65" calcext:value-type="float">
            <text:p>16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8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79" calcext:value-type="float">
            <text:p>37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8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28" calcext:value-type="float">
            <text:p>52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8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05" calcext:value-type="float">
            <text:p>70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8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8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04" calcext:value-type="float">
            <text:p>80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8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40" calcext:value-type="float">
            <text:p>54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9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92" calcext:value-type="float">
            <text:p>29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9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47" calcext:value-type="float">
            <text:p>44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9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71" calcext:value-type="float">
            <text:p>37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9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07" calcext:value-type="float">
            <text:p>10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9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39" calcext:value-type="float">
            <text:p>13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9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88" calcext:value-type="float">
            <text:p>48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9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904" calcext:value-type="float">
            <text:p>90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9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9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29" calcext:value-type="float">
            <text:p>22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49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31" calcext:value-type="float">
            <text:p>63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0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53" calcext:value-type="float">
            <text:p>25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501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22" calcext:value-type="float">
            <text:p>52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0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0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0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22" calcext:value-type="float">
            <text:p>32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0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75" calcext:value-type="float">
            <text:p>57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0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20" calcext:value-type="float">
            <text:p>32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0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54" calcext:value-type="float">
            <text:p>55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0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68" calcext:value-type="float">
            <text:p>86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0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84" calcext:value-type="float">
            <text:p>58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1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21" calcext:value-type="float">
            <text:p>32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1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67" calcext:value-type="float">
            <text:p>16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1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14" calcext:value-type="float">
            <text:p>41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1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14" calcext:value-type="float">
            <text:p>41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1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44" calcext:value-type="float">
            <text:p>54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1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07" calcext:value-type="float">
            <text:p>90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1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1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32" calcext:value-type="float">
            <text:p>43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1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27" calcext:value-type="float">
            <text:p>82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1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57" calcext:value-type="float">
            <text:p>75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2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63" calcext:value-type="float">
            <text:p>46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52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32" calcext:value-type="float">
            <text:p>83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2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6" calcext:value-type="float">
            <text:p>31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2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2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19" calcext:value-type="float">
            <text:p>81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2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60" calcext:value-type="float">
            <text:p>76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2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95" calcext:value-type="float">
            <text:p>19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2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67" calcext:value-type="float">
            <text:p>86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2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69" calcext:value-type="float">
            <text:p>86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2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3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60" calcext:value-type="float">
            <text:p>16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3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6" calcext:value-type="float">
            <text:p>60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3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71" calcext:value-type="float">
            <text:p>27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3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3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56" calcext:value-type="float">
            <text:p>85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3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58" calcext:value-type="float">
            <text:p>75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3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37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117" calcext:value-type="float">
            <text:p>11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3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68" calcext:value-type="float">
            <text:p>66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3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73" calcext:value-type="float">
            <text:p>47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4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78" calcext:value-type="float">
            <text:p>37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54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16" calcext:value-type="float">
            <text:p>91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4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4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29" calcext:value-type="float">
            <text:p>72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4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07" calcext:value-type="float">
            <text:p>80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4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61" calcext:value-type="float">
            <text:p>46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4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03" calcext:value-type="float">
            <text:p>40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4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12" calcext:value-type="float">
            <text:p>71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4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05" calcext:value-type="float">
            <text:p>90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4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51" calcext:value-type="float">
            <text:p>15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5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24" calcext:value-type="float">
            <text:p>32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5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17" calcext:value-type="float">
            <text:p>51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5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5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13" calcext:value-type="float">
            <text:p>21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5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60" calcext:value-type="float">
            <text:p>76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5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81" calcext:value-type="float">
            <text:p>28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5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08" calcext:value-type="float">
            <text:p>90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5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22" calcext:value-type="float">
            <text:p>62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5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47" calcext:value-type="float">
            <text:p>64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5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44" calcext:value-type="float">
            <text:p>64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6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25" calcext:value-type="float">
            <text:p>22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56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07" calcext:value-type="float">
            <text:p>40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6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6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78" calcext:value-type="float">
            <text:p>87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6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51" calcext:value-type="float">
            <text:p>65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6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75" calcext:value-type="float">
            <text:p>77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6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25" calcext:value-type="float">
            <text:p>52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6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03" calcext:value-type="float">
            <text:p>30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6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91" calcext:value-type="float">
            <text:p>39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6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29" calcext:value-type="float">
            <text:p>92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7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67" calcext:value-type="float">
            <text:p>26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7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7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06" calcext:value-type="float">
            <text:p>80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7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49" calcext:value-type="float">
            <text:p>24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7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94" calcext:value-type="float">
            <text:p>79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7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55" calcext:value-type="float">
            <text:p>15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7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17" calcext:value-type="float">
            <text:p>61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7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28" calcext:value-type="float">
            <text:p>42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7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28" calcext:value-type="float">
            <text:p>42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7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29" calcext:value-type="float">
            <text:p>52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8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53" calcext:value-type="float">
            <text:p>55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58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48" calcext:value-type="float">
            <text:p>14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8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48" calcext:value-type="float">
            <text:p>14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8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39" calcext:value-type="float">
            <text:p>33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8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9" calcext:value-type="float">
            <text:p>56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8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8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12" calcext:value-type="float">
            <text:p>51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58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8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03" calcext:value-type="float">
            <text:p>90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8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86" calcext:value-type="float">
            <text:p>78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9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07" calcext:value-type="float">
            <text:p>70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9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61" calcext:value-type="float">
            <text:p>36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9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76" calcext:value-type="float">
            <text:p>77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59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40" calcext:value-type="float">
            <text:p>54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9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55" calcext:value-type="float">
            <text:p>75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9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70" calcext:value-type="float">
            <text:p>77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9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91" calcext:value-type="float">
            <text:p>89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9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70" calcext:value-type="float">
            <text:p>17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9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62" calcext:value-type="float">
            <text:p>66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59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79" calcext:value-type="float">
            <text:p>67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0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22" calcext:value-type="float">
            <text:p>12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60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0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0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7" calcext:value-type="float">
            <text:p>13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0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35" calcext:value-type="float">
            <text:p>63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05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117" calcext:value-type="float">
            <text:p>11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0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65" calcext:value-type="float">
            <text:p>76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0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23" calcext:value-type="float">
            <text:p>92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0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65" calcext:value-type="float">
            <text:p>76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0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87" calcext:value-type="float">
            <text:p>88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1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43" calcext:value-type="float">
            <text:p>34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1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26" calcext:value-type="float">
            <text:p>82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1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05" calcext:value-type="float">
            <text:p>40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1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02" calcext:value-type="float">
            <text:p>20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1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1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56" calcext:value-type="float">
            <text:p>75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1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34" calcext:value-type="float">
            <text:p>13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1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11" calcext:value-type="float">
            <text:p>81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1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59" calcext:value-type="float">
            <text:p>65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1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45" calcext:value-type="float">
            <text:p>64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2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22" calcext:value-type="float">
            <text:p>92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62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2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34" calcext:value-type="float">
            <text:p>53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2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64" calcext:value-type="float">
            <text:p>16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2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97" calcext:value-type="float">
            <text:p>59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2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52" calcext:value-type="float">
            <text:p>65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2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2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92" calcext:value-type="float">
            <text:p>89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2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83" calcext:value-type="float">
            <text:p>18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2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05" calcext:value-type="float">
            <text:p>30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3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31" calcext:value-type="float">
            <text:p>33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3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87" calcext:value-type="float">
            <text:p>58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3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23" calcext:value-type="float">
            <text:p>32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3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60" calcext:value-type="float">
            <text:p>16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3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2" calcext:value-type="float">
            <text:p>31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3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3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70" calcext:value-type="float">
            <text:p>37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3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23" calcext:value-type="float">
            <text:p>22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3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56" calcext:value-type="float">
            <text:p>85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3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62" calcext:value-type="float">
            <text:p>56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4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51" calcext:value-type="float">
            <text:p>45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64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27" calcext:value-type="float">
            <text:p>82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4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15" calcext:value-type="float">
            <text:p>31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4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94" calcext:value-type="float">
            <text:p>49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4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74" calcext:value-type="float">
            <text:p>87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4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37" calcext:value-type="float">
            <text:p>33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4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09" calcext:value-type="float">
            <text:p>60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4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11" calcext:value-type="float">
            <text:p>71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4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74" calcext:value-type="float">
            <text:p>87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4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86" calcext:value-type="float">
            <text:p>88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5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51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53" calcext:value-type="float">
            <text:p>85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5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60" calcext:value-type="float">
            <text:p>26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5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96" calcext:value-type="float">
            <text:p>59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5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6" calcext:value-type="float">
            <text:p>13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5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63" calcext:value-type="float">
            <text:p>76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5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17" calcext:value-type="float">
            <text:p>61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5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65" calcext:value-type="float">
            <text:p>26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5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16" calcext:value-type="float">
            <text:p>61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5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359" calcext:value-type="float">
            <text:p>35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6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77" calcext:value-type="float">
            <text:p>37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66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15" calcext:value-type="float">
            <text:p>51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6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63" calcext:value-type="float">
            <text:p>36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6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69" calcext:value-type="float">
            <text:p>66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6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6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60" calcext:value-type="float">
            <text:p>46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6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6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08" calcext:value-type="float">
            <text:p>20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6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33" calcext:value-type="float">
            <text:p>83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6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06" calcext:value-type="float">
            <text:p>30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7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9" calcext:value-type="float">
            <text:p>60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7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20" calcext:value-type="float">
            <text:p>42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7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15" calcext:value-type="float">
            <text:p>91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7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55" calcext:value-type="float">
            <text:p>65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7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31" calcext:value-type="float">
            <text:p>53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7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44" calcext:value-type="float">
            <text:p>34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7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81" calcext:value-type="float">
            <text:p>48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7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7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40" calcext:value-type="float">
            <text:p>94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7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28" calcext:value-type="float">
            <text:p>62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8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24" calcext:value-type="float">
            <text:p>72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68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05" calcext:value-type="float">
            <text:p>80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8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70" calcext:value-type="float">
            <text:p>27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8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05" calcext:value-type="float">
            <text:p>50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68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41" calcext:value-type="float">
            <text:p>74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8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22" calcext:value-type="float">
            <text:p>62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8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37" calcext:value-type="float">
            <text:p>63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8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87" calcext:value-type="float">
            <text:p>88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8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89" calcext:value-type="float">
            <text:p>48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8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91" calcext:value-type="float">
            <text:p>19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69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02" calcext:value-type="float">
            <text:p>30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9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96" calcext:value-type="float">
            <text:p>59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9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69" calcext:value-type="float">
            <text:p>86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9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99" calcext:value-type="float">
            <text:p>89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9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34" calcext:value-type="float">
            <text:p>53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9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69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91" calcext:value-type="float">
            <text:p>29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69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9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03" calcext:value-type="float">
            <text:p>40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9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23" calcext:value-type="float">
            <text:p>12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0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14" calcext:value-type="float">
            <text:p>51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70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29" calcext:value-type="float">
            <text:p>52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0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02" calcext:value-type="float">
            <text:p>60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0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73" calcext:value-type="float">
            <text:p>37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0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0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0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15" calcext:value-type="float">
            <text:p>71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0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89" calcext:value-type="float">
            <text:p>58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0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0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80" calcext:value-type="float">
            <text:p>58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1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10" calcext:value-type="float">
            <text:p>81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1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15" calcext:value-type="float">
            <text:p>41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1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1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1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40" calcext:value-type="float">
            <text:p>54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1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40" calcext:value-type="float">
            <text:p>24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1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09" calcext:value-type="float">
            <text:p>50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1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43" calcext:value-type="float">
            <text:p>24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1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97" calcext:value-type="float">
            <text:p>49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1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90" calcext:value-type="float">
            <text:p>29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2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25" calcext:value-type="float">
            <text:p>52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72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71" calcext:value-type="float">
            <text:p>67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2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51" calcext:value-type="float">
            <text:p>35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2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04" calcext:value-type="float">
            <text:p>20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2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48" calcext:value-type="float">
            <text:p>84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2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09" calcext:value-type="float">
            <text:p>50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2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2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2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74" calcext:value-type="float">
            <text:p>87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2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34" calcext:value-type="float">
            <text:p>83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3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99" calcext:value-type="float">
            <text:p>69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3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51" calcext:value-type="float">
            <text:p>55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3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74" calcext:value-type="float">
            <text:p>57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3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708" calcext:value-type="float">
            <text:p>70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3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07" calcext:value-type="float">
            <text:p>70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3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86" calcext:value-type="float">
            <text:p>78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3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54" calcext:value-type="float">
            <text:p>75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3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58" calcext:value-type="float">
            <text:p>65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3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66" calcext:value-type="float">
            <text:p>16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3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56" calcext:value-type="float">
            <text:p>85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4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74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91" calcext:value-type="float">
            <text:p>89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4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95" calcext:value-type="float">
            <text:p>69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4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73" calcext:value-type="float">
            <text:p>57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4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39" calcext:value-type="float">
            <text:p>63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4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03" calcext:value-type="float">
            <text:p>80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4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72" calcext:value-type="float">
            <text:p>17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4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34" calcext:value-type="float">
            <text:p>63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4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4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24" calcext:value-type="float">
            <text:p>92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5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14" calcext:value-type="float">
            <text:p>71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5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06" calcext:value-type="float">
            <text:p>90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5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58" calcext:value-type="float">
            <text:p>75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5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22" calcext:value-type="float">
            <text:p>92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5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77" calcext:value-type="float">
            <text:p>67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5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5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11" calcext:value-type="float">
            <text:p>21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5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44" calcext:value-type="float">
            <text:p>54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5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93" calcext:value-type="float">
            <text:p>19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5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49" calcext:value-type="float">
            <text:p>14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6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68" calcext:value-type="float">
            <text:p>46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76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66" calcext:value-type="float">
            <text:p>46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6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79" calcext:value-type="float">
            <text:p>67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6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31" calcext:value-type="float">
            <text:p>53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6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82" calcext:value-type="float">
            <text:p>48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6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29" calcext:value-type="float">
            <text:p>62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6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17" calcext:value-type="float">
            <text:p>11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6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24" calcext:value-type="float">
            <text:p>62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6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51" calcext:value-type="float">
            <text:p>35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6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48" calcext:value-type="float">
            <text:p>64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77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44" calcext:value-type="float">
            <text:p>14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7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94" calcext:value-type="float">
            <text:p>59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7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70" calcext:value-type="float">
            <text:p>37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7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02" calcext:value-type="float">
            <text:p>80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7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65" calcext:value-type="float">
            <text:p>36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7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73" calcext:value-type="float">
            <text:p>77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77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99" calcext:value-type="float">
            <text:p>79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7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25" calcext:value-type="float">
            <text:p>32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7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67" calcext:value-type="float">
            <text:p>76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7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73" calcext:value-type="float">
            <text:p>37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8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05" calcext:value-type="float">
            <text:p>90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78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27" calcext:value-type="float">
            <text:p>32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8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8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97" calcext:value-type="float">
            <text:p>69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78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8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10" calcext:value-type="float">
            <text:p>71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8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66" calcext:value-type="float">
            <text:p>26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8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50" calcext:value-type="float">
            <text:p>75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8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86" calcext:value-type="float">
            <text:p>18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8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39" calcext:value-type="float">
            <text:p>23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79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69" calcext:value-type="float">
            <text:p>56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9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9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56" calcext:value-type="float">
            <text:p>35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9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95" calcext:value-type="float">
            <text:p>29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9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9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15" calcext:value-type="float">
            <text:p>61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9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77" calcext:value-type="float">
            <text:p>87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9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28" calcext:value-type="float">
            <text:p>52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79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14" calcext:value-type="float">
            <text:p>91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9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28" calcext:value-type="float">
            <text:p>82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0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67" calcext:value-type="float">
            <text:p>26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0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94" calcext:value-type="float">
            <text:p>29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0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19" calcext:value-type="float">
            <text:p>41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0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41" calcext:value-type="float">
            <text:p>14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0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75" calcext:value-type="float">
            <text:p>67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0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05" calcext:value-type="float">
            <text:p>20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0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30" calcext:value-type="float">
            <text:p>43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0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95" calcext:value-type="float">
            <text:p>69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0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53" calcext:value-type="float">
            <text:p>65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0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36" calcext:value-type="float">
            <text:p>53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1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11" calcext:value-type="float">
            <text:p>81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1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1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00" calcext:value-type="float">
            <text:p>90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1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261" calcext:value-type="float">
            <text:p>26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1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71" calcext:value-type="float">
            <text:p>47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1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33" calcext:value-type="float">
            <text:p>83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1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1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49" calcext:value-type="float">
            <text:p>64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1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45" calcext:value-type="float">
            <text:p>24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1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2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58" calcext:value-type="float">
            <text:p>65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21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64" calcext:value-type="float">
            <text:p>66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2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42" calcext:value-type="float">
            <text:p>24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2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16" calcext:value-type="float">
            <text:p>91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2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2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37" calcext:value-type="float">
            <text:p>93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2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2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83" calcext:value-type="float">
            <text:p>88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2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70" calcext:value-type="float">
            <text:p>67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2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26" calcext:value-type="float">
            <text:p>62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3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36" calcext:value-type="float">
            <text:p>33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3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29" calcext:value-type="float">
            <text:p>72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3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17" calcext:value-type="float">
            <text:p>61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3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72" calcext:value-type="float">
            <text:p>67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34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08" calcext:value-type="float">
            <text:p>80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3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62" calcext:value-type="float">
            <text:p>56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3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79" calcext:value-type="float">
            <text:p>87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3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92" calcext:value-type="float">
            <text:p>89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3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04" calcext:value-type="float">
            <text:p>80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3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21" calcext:value-type="float">
            <text:p>62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4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41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72" calcext:value-type="float">
            <text:p>47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4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78" calcext:value-type="float">
            <text:p>87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4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33" calcext:value-type="float">
            <text:p>83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4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4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4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42" calcext:value-type="float">
            <text:p>34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4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80" calcext:value-type="float">
            <text:p>88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4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16" calcext:value-type="float">
            <text:p>71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4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245" calcext:value-type="float">
            <text:p>24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5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5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84" calcext:value-type="float">
            <text:p>18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52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5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61" calcext:value-type="float">
            <text:p>66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5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44" calcext:value-type="float">
            <text:p>34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55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61" calcext:value-type="float">
            <text:p>46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5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23" calcext:value-type="float">
            <text:p>62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5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5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26" calcext:value-type="float">
            <text:p>92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5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62" calcext:value-type="float">
            <text:p>86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6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60" calcext:value-type="float">
            <text:p>46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6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81" calcext:value-type="float">
            <text:p>78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6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70" calcext:value-type="float">
            <text:p>87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6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51" calcext:value-type="float">
            <text:p>45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6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08" calcext:value-type="float">
            <text:p>50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6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05" calcext:value-type="float">
            <text:p>40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6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98" calcext:value-type="float">
            <text:p>59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67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68" calcext:value-type="float">
            <text:p>46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6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6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61" calcext:value-type="float">
            <text:p>46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87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7" calcext:value-type="float">
            <text:p>31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7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98" calcext:value-type="float">
            <text:p>79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87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21" calcext:value-type="float">
            <text:p>52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7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30" calcext:value-type="float">
            <text:p>23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74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7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77" calcext:value-type="float">
            <text:p>57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87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02" calcext:value-type="float">
            <text:p>90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7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72" calcext:value-type="float">
            <text:p>77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87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33" calcext:value-type="float">
            <text:p>23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7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72" calcext:value-type="float">
            <text:p>87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8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28" calcext:value-type="float">
            <text:p>62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8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04" calcext:value-type="float">
            <text:p>80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882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48" calcext:value-type="float">
            <text:p>44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8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75" calcext:value-type="float">
            <text:p>57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88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98" calcext:value-type="float">
            <text:p>89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8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85" calcext:value-type="float">
            <text:p>78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88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77" calcext:value-type="float">
            <text:p>37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8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84" calcext:value-type="float">
            <text:p>88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8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84" calcext:value-type="float">
            <text:p>78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8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345" calcext:value-type="float">
            <text:p>34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89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93" calcext:value-type="float">
            <text:p>69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9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37" calcext:value-type="float">
            <text:p>53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89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9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16" calcext:value-type="float">
            <text:p>81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9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03" calcext:value-type="float">
            <text:p>70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95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47" calcext:value-type="float">
            <text:p>64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89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84" calcext:value-type="float">
            <text:p>78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9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87" calcext:value-type="float">
            <text:p>68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89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929" calcext:value-type="float">
            <text:p>92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9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38" calcext:value-type="float">
            <text:p>33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0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92" calcext:value-type="float">
            <text:p>69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90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89" calcext:value-type="float">
            <text:p>68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90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69" calcext:value-type="float">
            <text:p>76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0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95" calcext:value-type="float">
            <text:p>69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0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44" calcext:value-type="float">
            <text:p>54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05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29" calcext:value-type="float">
            <text:p>82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0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68" calcext:value-type="float">
            <text:p>26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0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91" calcext:value-type="float">
            <text:p>79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0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0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43" calcext:value-type="float">
            <text:p>64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1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2" calcext:value-type="float">
            <text:p>56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1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1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96" calcext:value-type="float">
            <text:p>39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1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1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21" calcext:value-type="float">
            <text:p>22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1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71" calcext:value-type="float">
            <text:p>67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1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00" calcext:value-type="float">
            <text:p>80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1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36" calcext:value-type="float">
            <text:p>73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1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939" calcext:value-type="float">
            <text:p>93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1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97" calcext:value-type="float">
            <text:p>59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2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83" calcext:value-type="float">
            <text:p>58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92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52" calcext:value-type="float">
            <text:p>25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92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71" calcext:value-type="float">
            <text:p>27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2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31" calcext:value-type="float">
            <text:p>63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2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26" calcext:value-type="float">
            <text:p>12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2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78" calcext:value-type="float">
            <text:p>47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2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31" calcext:value-type="float">
            <text:p>53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2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09" calcext:value-type="float">
            <text:p>60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2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71" calcext:value-type="float">
            <text:p>17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2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70" calcext:value-type="float">
            <text:p>17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3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47" calcext:value-type="float">
            <text:p>34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3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43" calcext:value-type="float">
            <text:p>84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32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377" calcext:value-type="float">
            <text:p>37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3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3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51" calcext:value-type="float">
            <text:p>35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3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3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95" calcext:value-type="float">
            <text:p>49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3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3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22" calcext:value-type="float">
            <text:p>22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3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03" calcext:value-type="float">
            <text:p>40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4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94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97" calcext:value-type="float">
            <text:p>39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94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2" calcext:value-type="float">
            <text:p>31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4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99" calcext:value-type="float">
            <text:p>19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4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4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41" calcext:value-type="float">
            <text:p>54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4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91" calcext:value-type="float">
            <text:p>69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4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18" calcext:value-type="float">
            <text:p>21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4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98" calcext:value-type="float">
            <text:p>39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4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13" calcext:value-type="float">
            <text:p>21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5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10" calcext:value-type="float">
            <text:p>81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95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86" calcext:value-type="float">
            <text:p>18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5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27" calcext:value-type="float">
            <text:p>52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5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5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1" calcext:value-type="float">
            <text:p>60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5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51" calcext:value-type="float">
            <text:p>15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5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76" calcext:value-type="float">
            <text:p>67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95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81" calcext:value-type="float">
            <text:p>28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5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27" calcext:value-type="float">
            <text:p>52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5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90" calcext:value-type="float">
            <text:p>39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60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87" calcext:value-type="float">
            <text:p>58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96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31" calcext:value-type="float">
            <text:p>531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962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60" calcext:value-type="float">
            <text:p>56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6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07" calcext:value-type="float">
            <text:p>30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6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83" calcext:value-type="float">
            <text:p>28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6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95" calcext:value-type="float">
            <text:p>29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6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52" calcext:value-type="float">
            <text:p>25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6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75" calcext:value-type="float">
            <text:p>47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6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89" calcext:value-type="float">
            <text:p>88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6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25" calcext:value-type="float">
            <text:p>42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7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71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22" calcext:value-type="float">
            <text:p>62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7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70" calcext:value-type="float">
            <text:p>37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7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45" calcext:value-type="float">
            <text:p>44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7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56" calcext:value-type="float">
            <text:p>556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7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18" calcext:value-type="float">
            <text:p>11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7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39" calcext:value-type="float">
            <text:p>23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7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53" calcext:value-type="float">
            <text:p>45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7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47" calcext:value-type="float">
            <text:p>54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7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8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98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49" calcext:value-type="float">
            <text:p>34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98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7" calcext:value-type="float">
            <text:p>56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98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68" calcext:value-type="float">
            <text:p>76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8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37" calcext:value-type="float">
            <text:p>83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8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69" calcext:value-type="float">
            <text:p>86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8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28" calcext:value-type="float">
            <text:p>62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8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02" calcext:value-type="float">
            <text:p>402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98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34" calcext:value-type="float">
            <text:p>23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8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30" calcext:value-type="float">
            <text:p>930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9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09" calcext:value-type="float">
            <text:p>30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9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9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68" calcext:value-type="float">
            <text:p>268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9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83" calcext:value-type="float">
            <text:p>683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94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14" calcext:value-type="float">
            <text:p>41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9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34" calcext:value-type="float">
            <text:p>33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99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05" calcext:value-type="float">
            <text:p>20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9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9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17" calcext:value-type="float">
            <text:p>617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9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00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44" calcext:value-type="float">
            <text:p>844</text:p>
          </table:table-cell>
          <table:table-cell table:number-columns-repeated="13"/>
          <table:table-cell table:style-name="ce9"/>
          <table:table-cell table:number-columns-repeated="4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3"/>
          <table:table-cell table:number-columns-repeated="57"/>
        </table:table-row>
        <table:table-row table:style-name="ro1" table:number-rows-repeated="8">
          <table:table-cell table:number-columns-repeated="64"/>
        </table:table-row>
        <table:table-row table:style-name="ro1">
          <table:table-cell table:number-columns-repeated="6"/>
          <table:table-cell table:style-name="ce4"/>
          <table:table-cell table:style-name="ce3"/>
          <table:table-cell table:number-columns-repeated="56"/>
        </table:table-row>
        <table:table-row table:style-name="ro1" table:number-rows-repeated="10475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Лист2" table:style-name="ta2">
        <table:table-column table:style-name="co1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Лист3" table:style-name="ta3">
        <table:table-column table:style-name="co1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1P2" style:volatile="true">
      <number:text> </number:text>
      <number:fill-character> </number:fill-character>
      <number:text>-р.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 Cyr" fo:font-family="'Arial Cyr'" style:font-name-complex="Arial Cyr" style:font-family-complex="'Arial Cyr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.00.0000</text:date>, <text:time style:data-style-name="N2" text:time-value="08:17:22.45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9T11:57:30.607000000</meta:creation-date>
    <meta:generator>LibreOffice/7.6.3.2$Windows_X86_64 LibreOffice_project/29d686fea9f6705b262d369fede658f824154cc0</meta:generator>
    <meta:editing-duration>PT5M50S</meta:editing-duration>
    <meta:editing-cycles>3</meta:editing-cycles>
    <dc:date>2024-03-07T08:18:06.535000000</dc:date>
    <meta:document-statistic meta:table-count="3" meta:cell-count="4004" meta:object-count="0"/>
  </office:meta>
</office:document-meta>
</file>